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itle">
      <style:text-properties officeooo:rsid="008687e7" officeooo:paragraph-rsid="008687e7"/>
    </style:style>
    <style:style style:name="P2" style:family="paragraph" style:parent-style-name="Text_20_body">
      <style:text-properties officeooo:rsid="001bb0fb" officeooo:paragraph-rsid="0071f69b"/>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Contents_20_3">
      <style:paragraph-properties>
        <style:tab-stops>
          <style:tab-stop style:position="6.5307in" style:type="right" style:leader-style="dotted" style:leader-text="."/>
        </style:tab-stops>
      </style:paragraph-properties>
    </style:style>
    <style:style style:name="P6" style:family="paragraph" style:parent-style-name="Text_20_body">
      <style:text-properties officeooo:rsid="0075d57d" officeooo:paragraph-rsid="0075d57d"/>
    </style:style>
    <style:style style:name="P7" style:family="paragraph" style:parent-style-name="Heading_20_1" style:list-style-name="">
      <style:paragraph-properties fo:line-height="100%" fo:break-before="page">
        <style:tab-stops/>
      </style:paragraph-properties>
      <style:text-properties officeooo:rsid="0090ce2f" officeooo:paragraph-rsid="0090ce2f"/>
    </style:style>
    <style:style style:name="P8" style:family="paragraph" style:parent-style-name="Text_20_body">
      <style:text-properties officeooo:rsid="009757ca" officeooo:paragraph-rsid="009757ca"/>
    </style:style>
    <style:style style:name="P9" style:family="paragraph" style:parent-style-name="Text_20_body" style:list-style-name="L1">
      <style:text-properties officeooo:rsid="009757ca" officeooo:paragraph-rsid="009757ca"/>
    </style:style>
    <style:style style:name="P10" style:family="paragraph" style:parent-style-name="Heading_20_1">
      <style:paragraph-properties fo:break-before="page"/>
      <style:text-properties officeooo:rsid="008d3a51" officeooo:paragraph-rsid="008d3a51"/>
    </style:style>
    <style:style style:name="P11" style:family="paragraph" style:parent-style-name="Text_20_body" style:list-style-name="L2">
      <style:text-properties officeooo:rsid="008ea69e" officeooo:paragraph-rsid="008ea69e"/>
    </style:style>
    <style:style style:name="P12" style:family="paragraph" style:parent-style-name="Text_20_body">
      <style:text-properties officeooo:rsid="008d3a51" officeooo:paragraph-rsid="008d3a51"/>
    </style:style>
    <style:style style:name="P13" style:family="paragraph" style:parent-style-name="Text_20_body">
      <style:text-properties officeooo:rsid="008ea69e" officeooo:paragraph-rsid="008ea69e"/>
    </style:style>
    <style:style style:name="P14" style:family="paragraph" style:parent-style-name="Heading_20_2">
      <style:text-properties officeooo:rsid="008ea69e" officeooo:paragraph-rsid="008ea69e"/>
    </style:style>
    <style:style style:name="P15" style:family="paragraph" style:parent-style-name="Text_20_body">
      <style:text-properties fo:font-weight="bold" officeooo:rsid="008ea69e" officeooo:paragraph-rsid="008ea69e" style:font-weight-asian="bold" style:font-weight-complex="bold"/>
    </style:style>
    <style:style style:name="P16" style:family="paragraph" style:parent-style-name="Text_20_body">
      <style:text-properties fo:font-weight="normal" officeooo:rsid="008ea69e" officeooo:paragraph-rsid="008ea69e" style:font-weight-asian="normal" style:font-weight-complex="normal"/>
    </style:style>
    <style:style style:name="P17" style:family="paragraph" style:parent-style-name="Text_20_body">
      <style:text-properties officeooo:rsid="0090664e" officeooo:paragraph-rsid="0090664e"/>
    </style:style>
    <style:style style:name="P18" style:family="paragraph" style:parent-style-name="Heading_20_2">
      <style:text-properties officeooo:rsid="0090664e" officeooo:paragraph-rsid="0090664e"/>
    </style:style>
    <style:style style:name="P19" style:family="paragraph" style:parent-style-name="Heading_20_1">
      <style:text-properties officeooo:rsid="0090664e" officeooo:paragraph-rsid="0090664e"/>
    </style:style>
    <style:style style:name="P20" style:family="paragraph" style:parent-style-name="Text_20_body">
      <style:text-properties officeooo:paragraph-rsid="0090664e"/>
    </style:style>
    <style:style style:name="P21" style:family="paragraph" style:parent-style-name="Text_20_body">
      <style:text-properties officeooo:rsid="0090ce2f" officeooo:paragraph-rsid="0090ce2f"/>
    </style:style>
    <style:style style:name="P22" style:family="paragraph" style:parent-style-name="Heading_20_1">
      <style:text-properties officeooo:paragraph-rsid="008d3a51"/>
    </style:style>
    <style:style style:name="P23" style:family="paragraph" style:parent-style-name="Text_20_body">
      <style:text-properties officeooo:rsid="0095c814" officeooo:paragraph-rsid="0095c814"/>
    </style:style>
    <style:style style:name="P24" style:family="paragraph" style:parent-style-name="Text_20_body">
      <style:text-properties officeooo:paragraph-rsid="009757ca"/>
    </style:style>
    <style:style style:name="P25" style:family="paragraph" style:parent-style-name="Text_20_body">
      <style:text-properties officeooo:paragraph-rsid="0095c814"/>
    </style:style>
    <style:style style:name="P26" style:family="paragraph" style:parent-style-name="Text_20_body">
      <style:text-properties officeooo:paragraph-rsid="0097a727"/>
    </style:style>
    <style:style style:name="P27" style:family="paragraph" style:parent-style-name="Heading_20_1">
      <style:text-properties officeooo:rsid="008aac39" officeooo:paragraph-rsid="008aac39"/>
    </style:style>
    <style:style style:name="P28" style:family="paragraph" style:parent-style-name="Text_20_body">
      <style:text-properties officeooo:rsid="0096bdec" officeooo:paragraph-rsid="0096bdec"/>
    </style:style>
    <style:style style:name="P29" style:family="paragraph" style:parent-style-name="Text_20_body">
      <style:text-properties fo:font-weight="bold" officeooo:rsid="0096bdec" officeooo:paragraph-rsid="0096bdec" style:font-weight-asian="bold" style:font-weight-complex="bold"/>
    </style:style>
    <style:style style:name="P30" style:family="paragraph" style:parent-style-name="Text_20_body">
      <style:text-properties officeooo:rsid="008aac39" officeooo:paragraph-rsid="008aac39"/>
    </style:style>
    <style:style style:name="P31" style:family="paragraph" style:parent-style-name="Heading_20_1">
      <style:text-properties officeooo:rsid="008a0cd5" officeooo:paragraph-rsid="008a0cd5"/>
    </style:style>
    <style:style style:name="P32" style:family="paragraph" style:parent-style-name="Text_20_body">
      <style:text-properties officeooo:rsid="0095e46f" officeooo:paragraph-rsid="0095e46f"/>
    </style:style>
    <style:style style:name="P33" style:family="paragraph" style:parent-style-name="Text_20_body" style:list-style-name="L3">
      <style:text-properties officeooo:rsid="00994cf0" officeooo:paragraph-rsid="00994cf0"/>
    </style:style>
    <style:style style:name="P34" style:family="paragraph" style:parent-style-name="Text_20_body">
      <style:text-properties officeooo:rsid="00994cf0" officeooo:paragraph-rsid="00994cf0"/>
    </style:style>
    <style:style style:name="P35" style:family="paragraph" style:parent-style-name="Heading_20_1">
      <style:text-properties officeooo:paragraph-rsid="00994cf0"/>
    </style:style>
    <style:style style:name="P36" style:family="paragraph" style:parent-style-name="Text_20_body">
      <style:text-properties officeooo:rsid="00996919" officeooo:paragraph-rsid="00996919"/>
    </style:style>
    <style:style style:name="P37" style:family="paragraph" style:parent-style-name="Text_20_body" style:list-style-name="L4">
      <style:text-properties officeooo:rsid="00996919" officeooo:paragraph-rsid="00996919"/>
    </style:style>
    <style:style style:name="P38" style:family="paragraph" style:parent-style-name="Heading_20_1">
      <style:text-properties officeooo:rsid="008c296e" officeooo:paragraph-rsid="008c296e"/>
    </style:style>
    <style:style style:name="P39" style:family="paragraph" style:parent-style-name="Text_20_body">
      <style:text-properties officeooo:rsid="00a11610" officeooo:paragraph-rsid="00a11610"/>
    </style:style>
    <style:style style:name="P40" style:family="paragraph" style:parent-style-name="Text_20_body">
      <style:text-properties officeooo:paragraph-rsid="00a11610"/>
    </style:style>
    <style:style style:name="P41" style:family="paragraph" style:parent-style-name="Heading_20_1">
      <style:text-properties officeooo:paragraph-rsid="0095028d"/>
    </style:style>
    <style:style style:name="P42" style:family="paragraph" style:parent-style-name="Text_20_body">
      <style:text-properties officeooo:rsid="009b99e3" officeooo:paragraph-rsid="009b99e3"/>
    </style:style>
    <style:style style:name="P43" style:family="paragraph" style:parent-style-name="Heading_20_2">
      <style:text-properties officeooo:rsid="0099526f" officeooo:paragraph-rsid="0099526f"/>
    </style:style>
    <style:style style:name="P44" style:family="paragraph" style:parent-style-name="Text_20_body">
      <style:text-properties officeooo:paragraph-rsid="009ec295"/>
    </style:style>
    <style:style style:name="P45" style:family="paragraph" style:parent-style-name="CODE">
      <style:text-properties officeooo:rsid="009ec295" officeooo:paragraph-rsid="009ec295"/>
    </style:style>
    <style:style style:name="P46" style:family="paragraph" style:parent-style-name="Text_20_body">
      <style:text-properties officeooo:paragraph-rsid="009b99e3"/>
    </style:style>
    <style:style style:name="P47" style:family="paragraph" style:parent-style-name="Text_20_body">
      <style:text-properties officeooo:rsid="0095028d" officeooo:paragraph-rsid="0095028d"/>
    </style:style>
    <style:style style:name="P48" style:family="paragraph" style:parent-style-name="Heading_20_1" style:list-style-name="">
      <style:paragraph-properties fo:line-height="100%" fo:break-before="page">
        <style:tab-stops/>
      </style:paragraph-properties>
      <style:text-properties officeooo:rsid="0058853f" officeooo:paragraph-rsid="005b5f09"/>
    </style:style>
    <style:style style:name="P49" style:family="paragraph" style:parent-style-name="Text_20_body">
      <style:text-properties officeooo:rsid="009ec295" officeooo:paragraph-rsid="009ec295"/>
    </style:style>
    <style:style style:name="P50" style:family="paragraph" style:parent-style-name="Text_20_body" style:list-style-name="L5">
      <style:text-properties officeooo:rsid="009ec295" officeooo:paragraph-rsid="009ec295"/>
    </style:style>
    <style:style style:name="P51" style:family="paragraph" style:parent-style-name="Text_20_body">
      <style:text-properties officeooo:rsid="009f2a20" officeooo:paragraph-rsid="009f2a20"/>
    </style:style>
    <style:style style:name="P52" style:family="paragraph" style:parent-style-name="Text_20_body" style:list-style-name="">
      <style:paragraph-properties fo:line-height="100%">
        <style:tab-stops/>
      </style:paragraph-properties>
      <style:text-properties officeooo:rsid="0090ce2f" officeooo:paragraph-rsid="0090ce2f"/>
    </style:style>
    <style:style style:name="P53" style:family="paragraph" style:parent-style-name="Text_20_body" style:list-style-name="">
      <style:paragraph-properties fo:line-height="100%">
        <style:tab-stops/>
      </style:paragraph-properties>
      <style:text-properties officeooo:rsid="0092e78d" officeooo:paragraph-rsid="0092e78d"/>
    </style:style>
    <style:style style:name="P54" style:family="paragraph" style:parent-style-name="Text_20_body" style:list-style-name="">
      <style:paragraph-properties fo:line-height="100%">
        <style:tab-stops/>
      </style:paragraph-properties>
      <style:text-properties officeooo:rsid="009f2a20" officeooo:paragraph-rsid="009f2a20"/>
    </style:style>
    <style:style style:name="P55" style:family="paragraph" style:parent-style-name="Text_20_body" style:list-style-name="">
      <style:paragraph-properties fo:line-height="100%">
        <style:tab-stops/>
      </style:paragraph-properties>
      <style:text-properties officeooo:rsid="00996919" officeooo:paragraph-rsid="00996919"/>
    </style:style>
    <style:style style:name="T1" style:family="text">
      <style:text-properties officeooo:rsid="008ea69e"/>
    </style:style>
    <style:style style:name="T2" style:family="text">
      <style:text-properties officeooo:rsid="0090664e"/>
    </style:style>
    <style:style style:name="T3" style:family="text">
      <style:text-properties officeooo:rsid="008d3a51"/>
    </style:style>
    <style:style style:name="T4" style:family="text">
      <style:text-properties officeooo:rsid="0092e78d"/>
    </style:style>
    <style:style style:name="T5" style:family="text">
      <style:text-properties officeooo:rsid="0095c814"/>
    </style:style>
    <style:style style:name="T6" style:family="text">
      <style:text-properties officeooo:rsid="009757ca"/>
    </style:style>
    <style:style style:name="T7" style:family="text">
      <style:text-properties officeooo:rsid="0097a727"/>
    </style:style>
    <style:style style:name="T8" style:family="text">
      <style:text-properties officeooo:rsid="009b99e3"/>
    </style:style>
    <style:style style:name="T9" style:family="text">
      <style:text-properties officeooo:rsid="00994cf0"/>
    </style:style>
    <style:style style:name="T10" style:family="text">
      <style:text-properties officeooo:rsid="00996919"/>
    </style:style>
    <style:style style:name="T11" style:family="text">
      <style:text-properties officeooo:rsid="00a11610"/>
    </style:style>
    <style:style style:name="T12" style:family="text">
      <style:text-properties officeooo:rsid="00a14fb7"/>
    </style:style>
    <style:style style:name="T13" style:family="text">
      <style:text-properties officeooo:rsid="0095028d"/>
    </style:style>
    <style:style style:name="T14" style:family="text">
      <style:text-properties officeooo:rsid="009d8825"/>
    </style:style>
    <style:style style:name="T15" style:family="text">
      <style:text-properties officeooo:rsid="009ec295"/>
    </style:style>
    <style:style style:name="T16" style:family="text">
      <style:text-properties officeooo:rsid="0090ce2f"/>
    </style:style>
    <style:style style:name="T17" style:family="text">
      <style:text-properties officeooo:rsid="009f2a2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to Programming for AI</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3819_1116946967" text:style-name="Index_20_Link" text:visited-style-name="Index_20_Link">Will AI Kill Programming<text:tab/>3</text:a></text:p>
          <text:p text:style-name="P4"><text:a xlink:type="simple" xlink:href="#__RefHeading___Toc4539_1116946967" text:style-name="Index_20_Link" text:visited-style-name="Index_20_Link">Vibe Coding?<text:tab/>3</text:a></text:p>
          <text:p text:style-name="P3"><text:a xlink:type="simple" xlink:href="#__RefHeading___Toc3654_1116946967" text:style-name="Index_20_Link" text:visited-style-name="Index_20_Link">Intro<text:tab/>4</text:a></text:p>
          <text:p text:style-name="P4"><text:a xlink:type="simple" xlink:href="#__RefHeading___Toc3656_1116946967" text:style-name="Index_20_Link" text:visited-style-name="Index_20_Link">Why Are You Learning?<text:tab/>4</text:a></text:p>
          <text:p text:style-name="P4"><text:a xlink:type="simple" xlink:href="#__RefHeading___Toc3747_1116946967" text:style-name="Index_20_Link" text:visited-style-name="Index_20_Link">What Should You Learn?<text:tab/>4</text:a></text:p>
          <text:p text:style-name="P4"><text:a xlink:type="simple" xlink:href="#__RefHeading___Toc3658_1116946967" text:style-name="Index_20_Link" text:visited-style-name="Index_20_Link">Don’t Marry A Stack<text:tab/>4</text:a></text:p>
          <text:p text:style-name="P4"><text:a xlink:type="simple" xlink:href="#__RefHeading___Toc3660_1116946967" text:style-name="Index_20_Link" text:visited-style-name="Index_20_Link">Debate Me Bro – Or Why I Hate Node<text:tab/>5</text:a></text:p>
          <text:p text:style-name="P4"><text:a xlink:type="simple" xlink:href="#__RefHeading___Toc3749_1116946967" text:style-name="Index_20_Link" text:visited-style-name="Index_20_Link">Learn “One” Thing at a Time<text:tab/>5</text:a></text:p>
          <text:p text:style-name="P4"><text:a xlink:type="simple" xlink:href="#__RefHeading___Toc4757_1116946967" text:style-name="Index_20_Link" text:visited-style-name="Index_20_Link">No “Right” Answer<text:tab/>5</text:a></text:p>
          <text:p text:style-name="P3"><text:a xlink:type="simple" xlink:href="#__RefHeading___Toc3751_1116946967" text:style-name="Index_20_Link" text:visited-style-name="Index_20_Link">Education<text:tab/>5</text:a></text:p>
          <text:p text:style-name="P4"><text:a xlink:type="simple" xlink:href="#__RefHeading___Toc3753_1116946967" text:style-name="Index_20_Link" text:visited-style-name="Index_20_Link">In Person College<text:tab/>5</text:a></text:p>
          <text:p text:style-name="P4"><text:a xlink:type="simple" xlink:href="#__RefHeading___Toc3755_1116946967" text:style-name="Index_20_Link" text:visited-style-name="Index_20_Link">Online College<text:tab/>5</text:a></text:p>
          <text:p text:style-name="P4"><text:a xlink:type="simple" xlink:href="#__RefHeading___Toc3757_1116946967" text:style-name="Index_20_Link" text:visited-style-name="Index_20_Link">Bootcamp<text:tab/>5</text:a></text:p>
          <text:p text:style-name="P4"><text:a xlink:type="simple" xlink:href="#__RefHeading___Toc3759_1116946967" text:style-name="Index_20_Link" text:visited-style-name="Index_20_Link">Certifications<text:tab/>5</text:a></text:p>
          <text:p text:style-name="P4"><text:a xlink:type="simple" xlink:href="#__RefHeading___Toc3761_1116946967" text:style-name="Index_20_Link" text:visited-style-name="Index_20_Link">Self Study<text:tab/>5</text:a></text:p>
          <text:p text:style-name="P3"><text:a xlink:type="simple" xlink:href="#__RefHeading___Toc3662_1116946967" text:style-name="Index_20_Link" text:visited-style-name="Index_20_Link">Considerations<text:tab/>6</text:a></text:p>
          <text:p text:style-name="P4"><text:a xlink:type="simple" xlink:href="#__RefHeading___Toc3664_1116946967" text:style-name="Index_20_Link" text:visited-style-name="Index_20_Link">Institutional Knowledge<text:tab/>6</text:a></text:p>
          <text:p text:style-name="P4"><text:a xlink:type="simple" xlink:href="#__RefHeading___Toc3666_1116946967" text:style-name="Index_20_Link" text:visited-style-name="Index_20_Link">Resources – Short and Long Term<text:tab/>6</text:a></text:p>
          <text:p text:style-name="P4"><text:a xlink:type="simple" xlink:href="#__RefHeading___Toc3668_1116946967" text:style-name="Index_20_Link" text:visited-style-name="Index_20_Link">TCO – Total Cost of Ownership<text:tab/>6</text:a></text:p>
          <text:p text:style-name="P4"><text:a xlink:type="simple" xlink:href="#__RefHeading___Toc3670_1116946967" text:style-name="Index_20_Link" text:visited-style-name="Index_20_Link">ROI – Return on Investment<text:tab/>6</text:a></text:p>
          <text:p text:style-name="P4"><text:a xlink:type="simple" xlink:href="#__RefHeading___Toc3672_1116946967" text:style-name="Index_20_Link" text:visited-style-name="Index_20_Link">Party Buy In<text:tab/>6</text:a></text:p>
          <text:p text:style-name="P4"><text:a xlink:type="simple" xlink:href="#__RefHeading___Toc3674_1116946967" text:style-name="Index_20_Link" text:visited-style-name="Index_20_Link">Is Tech the Best Solution<text:tab/>6</text:a></text:p>
          <text:p text:style-name="P4"><text:a xlink:type="simple" xlink:href="#__RefHeading___Toc3676_1116946967" text:style-name="Index_20_Link" text:visited-style-name="Index_20_Link">Definition of Speed – Execution Time vs Development Time<text:tab/>6</text:a></text:p>
          <text:p text:style-name="P4"><text:a xlink:type="simple" xlink:href="#__RefHeading___Toc4083_1116946967" text:style-name="Index_20_Link" text:visited-style-name="Index_20_Link">Regulations and Laws<text:tab/>7</text:a></text:p>
          <text:p text:style-name="P4"><text:a xlink:type="simple" xlink:href="#__RefHeading___Toc4700_1116946967" text:style-name="Index_20_Link" text:visited-style-name="Index_20_Link">Scalability<text:tab/>7</text:a></text:p>
          <text:p text:style-name="P3"><text:a xlink:type="simple" xlink:href="#__RefHeading___Toc3318_1116946967" text:style-name="Index_20_Link" text:visited-style-name="Index_20_Link">Project Management<text:tab/>7</text:a></text:p>
          <text:p text:style-name="P4"><text:a xlink:type="simple" xlink:href="#__RefHeading___Toc3320_1116946967" text:style-name="Index_20_Link" text:visited-style-name="Index_20_Link">Waterfall<text:tab/>7</text:a></text:p>
          <text:p text:style-name="P4"><text:a xlink:type="simple" xlink:href="#__RefHeading___Toc3322_1116946967" text:style-name="Index_20_Link" text:visited-style-name="Index_20_Link">Agile<text:tab/>7</text:a></text:p>
          <text:p text:style-name="P4"><text:a xlink:type="simple" xlink:href="#__RefHeading___Toc4702_1116946967" text:style-name="Index_20_Link" text:visited-style-name="Index_20_Link">Client Expectation<text:tab/>7</text:a></text:p>
          <text:p text:style-name="P3"><text:a xlink:type="simple" xlink:href="#__RefHeading___Toc3251_1116946967" text:style-name="Index_20_Link" text:visited-style-name="Index_20_Link">What are Programming Languages<text:tab/>8</text:a></text:p>
          <text:p text:style-name="P4"><text:a xlink:type="simple" xlink:href="#__RefHeading___Toc4704_1116946967" text:style-name="Index_20_Link" text:visited-style-name="Index_20_Link">Interpreted Languages<text:tab/>8</text:a></text:p>
          <text:p text:style-name="P4"><text:a xlink:type="simple" xlink:href="#__RefHeading___Toc4706_1116946967" text:style-name="Index_20_Link" text:visited-style-name="Index_20_Link">Complied Languages<text:tab/>8</text:a></text:p>
          <text:p text:style-name="P5"><text:a xlink:type="simple" xlink:href="#__RefHeading___Toc4708_1116946967" text:style-name="Index_20_Link" text:visited-style-name="Index_20_Link">Porting Code<text:tab/>8</text:a></text:p>
          <text:p text:style-name="P4"><text:a xlink:type="simple" xlink:href="#__RefHeading___Toc4710_1116946967" text:style-name="Index_20_Link" text:visited-style-name="Index_20_Link">Java and .NET Runtime<text:tab/>8</text:a></text:p>
          <text:p text:style-name="P4"><text:a xlink:type="simple" xlink:href="#__RefHeading___Toc5071_1116946967" text:style-name="Index_20_Link" text:visited-style-name="Index_20_Link">Languages<text:tab/>8</text:a></text:p>
          <text:p text:style-name="P4"><text:a xlink:type="simple" xlink:href="#__RefHeading___Toc5073_1116946967" text:style-name="Index_20_Link" text:visited-style-name="Index_20_Link">How Many Languages Do You Need to Learn?<text:tab/>8</text:a></text:p>
          <text:p text:style-name="P3"><text:a xlink:type="simple" xlink:href="#__RefHeading___Toc3419_1116946967%20Copy%201" text:style-name="Index_20_Link" text:visited-style-name="Index_20_Link">What are Tech Stacks<text:tab/>9</text:a></text:p>
          <text:p text:style-name="P4"><text:a xlink:type="simple" xlink:href="#__RefHeading___Toc3421_1116946967%20Copy%201" text:style-name="Index_20_Link" text:visited-style-name="Index_20_Link">Front End Developer<text:tab/>9</text:a></text:p>
          <text:p text:style-name="P4"><text:a xlink:type="simple" xlink:href="#__RefHeading___Toc5075_1116946967" text:style-name="Index_20_Link" text:visited-style-name="Index_20_Link">Back End Developer<text:tab/>9</text:a></text:p>
          <text:p text:style-name="P4"><text:a xlink:type="simple" xlink:href="#__RefHeading___Toc5077_1116946967" text:style-name="Index_20_Link" text:visited-style-name="Index_20_Link"><text:soft-page-break/>Full Stack Developer<text:tab/>9</text:a></text:p>
          <text:p text:style-name="P4"><text:a xlink:type="simple" xlink:href="#__RefHeading___Toc5079_1116946967" text:style-name="Index_20_Link" text:visited-style-name="Index_20_Link">Systems Administrators<text:tab/>9</text:a></text:p>
          <text:p text:style-name="P4"><text:a xlink:type="simple" xlink:href="#__RefHeading___Toc5081_1116946967" text:style-name="Index_20_Link" text:visited-style-name="Index_20_Link">Database Administrators<text:tab/>9</text:a></text:p>
          <text:p text:style-name="P3"><text:a xlink:type="simple" xlink:href="#__RefHeading___Toc3253_1116946967" text:style-name="Index_20_Link" text:visited-style-name="Index_20_Link">IDE<text:tab/>9</text:a></text:p>
          <text:p text:style-name="P3"><text:a xlink:type="simple" xlink:href="#__RefHeading___Toc3255_1116946967" text:style-name="Index_20_Link" text:visited-style-name="Index_20_Link">Frameworks<text:tab/>10</text:a></text:p>
          <text:p text:style-name="P3"><text:a xlink:type="simple" xlink:href="#__RefHeading___Toc3523_1116946967" text:style-name="Index_20_Link" text:visited-style-name="Index_20_Link">API’s<text:tab/>10</text:a></text:p>
          <text:p text:style-name="P4"><text:a xlink:type="simple" xlink:href="#__RefHeading___Toc5141_1116946967" text:style-name="Index_20_Link" text:visited-style-name="Index_20_Link">SOA – Service Oriented Architecture<text:tab/>10</text:a></text:p>
          <text:p text:style-name="P3"><text:a xlink:type="simple" xlink:href="#__RefHeading___Toc3525_1116946967" text:style-name="Index_20_Link" text:visited-style-name="Index_20_Link">Architecture<text:tab/>10</text:a></text:p>
          <text:p text:style-name="P4"><text:a xlink:type="simple" xlink:href="#__RefHeading___Toc5203_1116946967" text:style-name="Index_20_Link" text:visited-style-name="Index_20_Link">Platform<text:tab/>10</text:a></text:p>
          <text:p text:style-name="P4"><text:a xlink:type="simple" xlink:href="#__RefHeading___Toc3527_1116946967" text:style-name="Index_20_Link" text:visited-style-name="Index_20_Link">File Stores<text:tab/>10</text:a></text:p>
          <text:p text:style-name="P4"><text:a xlink:type="simple" xlink:href="#__RefHeading___Toc3529_1116946967" text:style-name="Index_20_Link" text:visited-style-name="Index_20_Link">Databases<text:tab/>10</text:a></text:p>
          <text:p text:style-name="P3"><text:a xlink:type="simple" xlink:href="#__RefHeading___Toc3823_1116946967" text:style-name="Index_20_Link" text:visited-style-name="Index_20_Link">Networking<text:tab/>11</text:a></text:p>
          <text:p text:style-name="P3"><text:a xlink:type="simple" xlink:href="#__RefHeading___Toc4541_1116946967" text:style-name="Index_20_Link" text:visited-style-name="Index_20_Link">Development Process<text:tab/>11</text:a></text:p>
          <text:p text:style-name="P4"><text:a xlink:type="simple" xlink:href="#__RefHeading___Toc5083_1116946967" text:style-name="Index_20_Link" text:visited-style-name="Index_20_Link">Wire Framing<text:tab/>11</text:a></text:p>
          <text:p text:style-name="P4"><text:a xlink:type="simple" xlink:href="#__RefHeading___Toc5205_1116946967" text:style-name="Index_20_Link" text:visited-style-name="Index_20_Link">Pseudocode<text:tab/>11</text:a></text:p>
          <text:p text:style-name="P4"><text:a xlink:type="simple" xlink:href="#__RefHeading___Toc4543_1116946967" text:style-name="Index_20_Link" text:visited-style-name="Index_20_Link">Prototype<text:tab/>11</text:a></text:p>
          <text:p text:style-name="P4"><text:a xlink:type="simple" xlink:href="#__RefHeading___Toc4545_1116946967" text:style-name="Index_20_Link" text:visited-style-name="Index_20_Link">Rapid Prototyping<text:tab/>11</text:a></text:p>
          <text:p text:style-name="P4"><text:a xlink:type="simple" xlink:href="#__RefHeading___Toc4547_1116946967" text:style-name="Index_20_Link" text:visited-style-name="Index_20_Link">MVP – Minimum Viable Product<text:tab/>12</text:a></text:p>
          <text:p text:style-name="P3"><text:a xlink:type="simple" xlink:href="#__RefHeading___Toc3837_1116946967" text:style-name="Index_20_Link" text:visited-style-name="Index_20_Link">“AI”<text:tab/>13</text:a></text:p>
        </text:index-body>
      </text:table-of-content>
      <text:p text:style-name="Text_20_body"/>
      <text:p text:style-name="P6">This class teaches….</text:p>
      <text:h text:style-name="P7" text:outline-level="1"><text:bookmark-start text:name="__RefHeading___Toc3819_1116946967"/>Will AI Kill Programming<text:bookmark-end text:name="__RefHeading___Toc3819_1116946967"/></text:h>
      <text:p text:style-name="Text_20_body"><text:bookmark-start text:name="__RefHeading___Toc3821_1116946967"/>No… that’s stupid…<text:bookmark-end text:name="__RefHeading___Toc3821_1116946967"/></text:p>
      <text:p text:style-name="Text_20_body"/>
      <text:h text:style-name="Heading_20_2" text:outline-level="2"><text:bookmark-start text:name="__RefHeading___Toc4539_1116946967"/>Vibe Coding?<text:bookmark-end text:name="__RefHeading___Toc4539_1116946967"/></text:h>
      <text:p text:style-name="P8">If your CEO starts vibe coding… quit!</text:p>
      <text:p text:style-name="P8">A tech professional does far more than write code, or edit configurations. Our real job is spent at whiteboards and in meetings figuring out what the right answers are before we start building anything.</text:p>
      <text:list text:style-name="L1">
        <text:list-item>
          <text:p text:style-name="P9">What technology will be cost effective?</text:p>
        </text:list-item>
        <text:list-item>
          <text:p text:style-name="P9">What technology scales well up or down?</text:p>
        </text:list-item>
        <text:list-item>
          <text:p text:style-name="P9">What technologies provided appropriate security?</text:p>
        </text:list-item>
        <text:list-item>
          <text:p text:style-name="P9">Are there issues with vendor lockin?</text:p>
        </text:list-item>
        <text:list-item>
          <text:p text:style-name="P9">Is a project designed from the beginning to be upgradeable later?</text:p>
        </text:list-item>
        <text:list-item>
          <text:p text:style-name="P9">How does the technology fit into the legacy stack?</text:p>
        </text:list-item>
        <text:list-item>
          <text:p text:style-name="P9">Who has final responsibility for system failures?</text:p>
        </text:list-item>
      </text:list>
      <text:p text:style-name="P8">AI and Vibe Coding platforms act as “force multipliers” for technology professionals. <text:s/>Performing simple auditing routines, or writing code with the comma in the right place. But you need to be able to read, and understand the code that is being written.</text:p>
      <text:p text:style-name="P8">Vibe coding is good for prototyping and MVP, but be careful going further...</text:p>
      <text:p text:style-name="P8"/>
      <text:p text:style-name="P8"/>
      <text:h text:style-name="P10" text:outline-level="1" text:is-list-header="true"><text:bookmark-start text:name="__RefHeading___Toc3654_1116946967"/>Intro<text:bookmark-end text:name="__RefHeading___Toc3654_1116946967"/></text:h>
      <text:h text:style-name="Heading_20_2" text:outline-level="2"><text:bookmark-start text:name="__RefHeading___Toc3656_1116946967"/>Why Are You Learning?<text:bookmark-end text:name="__RefHeading___Toc3656_1116946967"/></text:h>
      <text:p text:style-name="Text_20_body">“<text:span text:style-name="T1">To get a job” is not an appropriate answer for learning technology. <text:s/>Technology professionals solve problems with technology so you need an idea of what kind of problems you want to solve.</text:span></text:p>
      <text:list text:style-name="L2">
        <text:list-item>
          <text:p text:style-name="P11">What problems do you have?</text:p>
        </text:list-item>
        <text:list-item>
          <text:p text:style-name="P11">What problems does your organization have?</text:p>
        </text:list-item>
        <text:list-item>
          <text:p text:style-name="P11">What “verticals” are you interested in?</text:p>
        </text:list-item>
      </text:list>
      <text:p text:style-name="P12">“<text:span text:style-name="T1">Computers” is not a good answer for what you want to do in technology. <text:s/>There are countless tracks to go down and you need to define what it is you are interested in.</text:span></text:p>
      <text:p text:style-name="P13">People want Tech “Jobs”, but most don’t want Tech “Work”.</text:p>
      <text:h text:style-name="P14" text:outline-level="2"><text:bookmark-start text:name="__RefHeading___Toc3747_1116946967"/>What Should You Learn?<text:bookmark-end text:name="__RefHeading___Toc3747_1116946967"/></text:h>
      <text:p text:style-name="P13">Learn based off of what is required to solve your, or your bosses needs. If you learn Java, but your boss needs C# you’re not going to be in a much better position.</text:p>
      <text:p text:style-name="P13">Talk to your peers, authority figures, and other professionals to find out what is needed.</text:p>
      <text:p text:style-name="P15">Earnings</text:p>
      <text:p text:style-name="P16">Ask what the salary for different skill sets are. A PHP developer will probably make under $100K per year vs a Node.js Developer will make over $150K.</text:p>
      <text:p text:style-name="P15">Location</text:p>
      <text:p text:style-name="P16">Popular technologies change based on geographic locations. Ruby on Rails was popular West of the Mississippi and PHP was popular to the East. <text:s/>Government and Blue Chip companies like C#, startups like Javascript.</text:p>
      <text:p text:style-name="P15">Certifications</text:p>
      <text:p text:style-name="P16">Different organizations will require different levels of certification or education.</text:p>
      <text:h text:style-name="Heading_20_2" text:outline-level="2"><text:bookmark-start text:name="__RefHeading___Toc3658_1116946967"/>Don’t Marry A Stack<text:bookmark-end text:name="__RefHeading___Toc3658_1116946967"/></text:h>
      <text:p text:style-name="P17">“Stacks” are like busses… Another one will be along in 15 minutes…</text:p>
      <text:p text:style-name="P17">The importance and value of stacks change over time. <text:s/>You are not locked into a single stack for your entire career.</text:p>
      <text:p text:style-name="P12"/>
      <text:h text:style-name="Heading_20_2" text:outline-level="2"><text:bookmark-start text:name="__RefHeading___Toc3660_1116946967"/><text:soft-page-break/>Debate Me Bro – Or Why I Hate Node<text:bookmark-end text:name="__RefHeading___Toc3660_1116946967"/></text:h>
      <text:p text:style-name="P17">People argue about what they have. If they don’t have community, family, religion, a purpose, they argue about stacks…</text:p>
      <text:p text:style-name="P17">Listen to the specific pros and cons of a stack, don’t be bowled over by “bro arguments”.</text:p>
      <text:h text:style-name="P18" text:outline-level="2"><text:bookmark-start text:name="__RefHeading___Toc3749_1116946967"/>Learn “One” Thing at a Time<text:bookmark-end text:name="__RefHeading___Toc3749_1116946967"/></text:h>
      <text:p text:style-name="P17">Focus on learning one skill set at a time. Too often new students try to learn Python and Javascript and Linux and Networking at the exact same time. <text:s/>Each skill set takes up to 40 hours to get a basic understanding of. <text:s/>Focus on each topic until you feel comfortable before moving on.</text:p>
      <text:h text:style-name="Heading_20_2" text:outline-level="2"><text:bookmark-start text:name="__RefHeading___Toc4757_1116946967"/>No “Right” Answer<text:bookmark-end text:name="__RefHeading___Toc4757_1116946967"/></text:h>
      <text:p text:style-name="P8">There is no “right” answer to building a project. There are simply considerations and resources. If I’m given a million dollars I can build a sophisticated custom AI system and house it in a data center. If you give me $100 you’ll get a Raspberry Pi 5 with Granite:1b model and some Python code...</text:p>
      <text:h text:style-name="P19" text:outline-level="1"><text:bookmark-start text:name="__RefHeading___Toc3751_1116946967"/>Education<text:bookmark-end text:name="__RefHeading___Toc3751_1116946967"/></text:h>
      <text:h text:style-name="Heading_20_2" text:outline-level="2"><text:bookmark-start text:name="__RefHeading___Toc3753_1116946967"/><text:span text:style-name="T2">In Person </text:span>College<text:bookmark-end text:name="__RefHeading___Toc3753_1116946967"/></text:h>
      <text:p text:style-name="P17">College is a great way to learn when you have no idea what’s going on. It gives you 2-4 years to learn and explore the world of technology and also allows you to meet other people and get guidance from their experieinces.</text:p>
      <text:h text:style-name="Heading_20_2" text:outline-level="2"><text:bookmark-start text:name="__RefHeading___Toc3755_1116946967"/>Online College<text:bookmark-end text:name="__RefHeading___Toc3755_1116946967"/></text:h>
      <text:p text:style-name="P20"><text:span text:style-name="T2">Technically online college is fine, but can lead to students not knowing what to do after their degree.</text:span></text:p>
      <text:h text:style-name="Heading_20_2" text:outline-level="2"><text:bookmark-start text:name="__RefHeading___Toc3757_1116946967"/>Bootcamp<text:bookmark-end text:name="__RefHeading___Toc3757_1116946967"/></text:h>
      <text:p text:style-name="P20"><text:span text:style-name="T2">Bootcamps will teach a whole stack. This allows you to gain the skills to be able to build something at the end, but you need to make sure you can get hired based off of the stack, and that the cost is not too high.</text:span></text:p>
      <text:h text:style-name="Heading_20_2" text:outline-level="2"><text:bookmark-start text:name="__RefHeading___Toc3759_1116946967"/>Certifications<text:bookmark-end text:name="__RefHeading___Toc3759_1116946967"/></text:h>
      <text:p text:style-name="P20"><text:span text:style-name="T2">Certifications teach a single product. <text:s/>Does your boss need that expertise?</text:span></text:p>
      <text:h text:style-name="Heading_20_2" text:outline-level="2"><text:bookmark-start text:name="__RefHeading___Toc3761_1116946967"/>Self Study<text:bookmark-end text:name="__RefHeading___Toc3761_1116946967"/></text:h>
      <text:p text:style-name="P21">Self Study is a great way to learn as long as you know what you want to do.</text:p>
      <text:h text:style-name="P22" text:outline-level="1" text:is-list-header="true"><text:bookmark-start text:name="__RefHeading___Toc3662_1116946967"/><text:soft-page-break/><text:span text:style-name="T3">Considerations</text:span><text:bookmark-end text:name="__RefHeading___Toc3662_1116946967"/></text:h>
      <text:h text:style-name="Heading_20_2" text:outline-level="2"><text:bookmark-start text:name="__RefHeading___Toc3664_1116946967"/>Institutional K<text:span text:style-name="T4">n</text:span>owledge<text:bookmark-end text:name="__RefHeading___Toc3664_1116946967"/></text:h>
      <text:p text:style-name="P23">What skill sets do the members of your team or organization have? Picking a stack or language should be based on what the entire team can support and not simply what a single employee knows.</text:p>
      <text:h text:style-name="Heading_20_2" text:outline-level="2"><text:bookmark-start text:name="__RefHeading___Toc3666_1116946967"/>Resources – Short and Long Term<text:bookmark-end text:name="__RefHeading___Toc3666_1116946967"/></text:h>
      <text:p text:style-name="P8">How many resources will you have while the project is being built and deployed, and what continuing resources will you have.</text:p>
      <text:h text:style-name="Heading_20_2" text:outline-level="2"><text:bookmark-start text:name="__RefHeading___Toc3668_1116946967"/>TCO – <text:span text:style-name="T5">Total Cost of Ownership</text:span><text:bookmark-end text:name="__RefHeading___Toc3668_1116946967"/></text:h>
      <text:p text:style-name="P23">You should look at the overall cost of a project over its expected lifespan and not simply the initial deployment.</text:p>
      <text:h text:style-name="Heading_20_2" text:outline-level="2"><text:bookmark-start text:name="__RefHeading___Toc3670_1116946967"/>ROI – <text:span text:style-name="T5">Return on Investment</text:span><text:bookmark-end text:name="__RefHeading___Toc3670_1116946967"/></text:h>
      <text:p text:style-name="P23">You should look at projects that will have an obvious return on the amount of resources used to deploy it.</text:p>
      <text:h text:style-name="Heading_20_2" text:outline-level="2"><text:bookmark-start text:name="__RefHeading___Toc3672_1116946967"/>Party Buy In<text:bookmark-end text:name="__RefHeading___Toc3672_1116946967"/></text:h>
      <text:p text:style-name="P8">Get the buy in from all vested parties when building your project. Do the work to make sure the decision makers and users understand what problems your project is designed to solve, what the resource use will be, and emphasis what your project will not do.</text:p>
      <text:p text:style-name="P24"><text:span text:style-name="T6">An hour is an hour. You can either be coding a project, or </text:span><text:span text:style-name="T7">dealing with an angry CEO</text:span><text:span text:style-name="T6">. It’s hard to do both. </text:span><text:span text:style-name="T7">A bit of office politics, time spent explaining what you’re doing, and regular updates make tech work go much more smoothly.</text:span></text:p>
      <text:h text:style-name="Heading_20_2" text:outline-level="2"><text:bookmark-start text:name="__RefHeading___Toc3674_1116946967"/>Is Tech the Best Solution<text:bookmark-end text:name="__RefHeading___Toc3674_1116946967"/></text:h>
      <text:p text:style-name="P25"><text:span text:style-name="T5">Many times technology is not the best way to solve a problem. Education or other changes may provide a far better ROI for an organization.</text:span></text:p>
      <text:h text:style-name="Heading_20_2" text:outline-level="2"><text:bookmark-start text:name="__RefHeading___Toc3676_1116946967"/>Definition of Speed – Execution Time vs Development Time<text:bookmark-end text:name="__RefHeading___Toc3676_1116946967"/></text:h>
      <text:p text:style-name="P25"><text:span text:style-name="T5">Think of speed both in how fast code executes, but also how quickly code can be deployed into a working product. <text:s/>One language might be able to count to 1 billion faster, but is harder to code.</text:span></text:p>
      <text:h text:style-name="Heading_20_2" text:outline-level="2"><text:bookmark-start text:name="__RefHeading___Toc4083_1116946967"/><text:soft-page-break/>Regulations and Laws<text:bookmark-end text:name="__RefHeading___Toc4083_1116946967"/></text:h>
      <text:p text:style-name="P25"><text:span text:style-name="T5">What laws and regulations are you bound by? HIPPA, PCI, Data Sovereignty laws and regulations will determine what types of systems you need to use for your project.</text:span></text:p>
      <text:h text:style-name="Heading_20_2" text:outline-level="2"><text:bookmark-start text:name="__RefHeading___Toc4700_1116946967"/>Scalability<text:bookmark-end text:name="__RefHeading___Toc4700_1116946967"/></text:h>
      <text:p text:style-name="P26"><text:span text:style-name="T7">Can your code and systems scale up with growth, or scale down if needed. Cloud services offer easy scalability but can become very expensive under high use. <text:s/>Local infrastructure may have high initial cost, but will have a stable on going bill.</text:span></text:p>
      <text:h text:style-name="P27" text:outline-level="1"><text:bookmark-start text:name="__RefHeading___Toc3318_1116946967"/>Project Management<text:bookmark-end text:name="__RefHeading___Toc3318_1116946967"/></text:h>
      <text:p text:style-name="P28">When building your project you need to think about the process of building and what the expectations will be. <text:s/>Are you building a system that is expected to do a specific thing for a specific amount of time, or are you building a system that will be flexible and scaleable.</text:p>
      <text:h text:style-name="Heading_20_2" text:outline-level="2"><text:bookmark-start text:name="__RefHeading___Toc3320_1116946967"/>Waterfall<text:bookmark-end text:name="__RefHeading___Toc3320_1116946967"/></text:h>
      <text:p text:style-name="P28">The waterfall method of project management is where you come up with a well defined set of deliverables, you build based on a well designed project, and at the end you hand over the finished work as a whole unit. There is a demarcated beginning and expected end of the work.</text:p>
      <text:h text:style-name="Heading_20_2" text:outline-level="2"><text:bookmark-start text:name="__RefHeading___Toc3322_1116946967"/>Agile<text:bookmark-end text:name="__RefHeading___Toc3322_1116946967"/></text:h>
      <text:p text:style-name="P28">In the Agile method the idea is to figure out what you need as you build. <text:s/>You get user and technical feedback after you deploy your project and then continuously modify the project as new requirements are provided and problems pop up. There is no well defined “end” to the project nor may there be an expectation that the project will end.</text:p>
      <text:h text:style-name="Heading_20_2" text:outline-level="2"><text:bookmark-start text:name="__RefHeading___Toc4702_1116946967"/>Client Expectation<text:bookmark-end text:name="__RefHeading___Toc4702_1116946967"/></text:h>
      <text:p text:style-name="P28">Major problems occur when the client and the tech team are not on the same page with expectations for the project. Not only can there be issues if a client expects a projects billing to end and it never does, but also if a client continuously wants improvements after a project should have been over this can cause problems for the tech staff.</text:p>
      <text:p text:style-name="P29">Professionals answer the questions the client does not know to ask.</text:p>
      <text:p text:style-name="P30"/>
      <text:h text:style-name="P31" text:outline-level="1"><text:bookmark-start text:name="__RefHeading___Toc3251_1116946967"/><text:soft-page-break/>What are Programming Languages<text:bookmark-end text:name="__RefHeading___Toc3251_1116946967"/></text:h>
      <text:p text:style-name="P32">Programming languages allow you to create applications to solve specific types of problems. <text:s/>You use specific languages to solve specific problems. So if you want to develop for iOS you would learn Swift, or if you are on the Microsoft stack you might pick C#.</text:p>
      <text:h text:style-name="Heading_20_2" text:outline-level="2"><text:bookmark-start text:name="__RefHeading___Toc4704_1116946967"/>Interpreted Languages<text:bookmark-end text:name="__RefHeading___Toc4704_1116946967"/></text:h>
      <text:p text:style-name="P32">Interpreted languages such as Python, PHP or Ruby have a piece of software installed on the computers called an interpreter which reads text files that contain code. <text:s/>They then render that code into the working application. <text:s/>Interpreted languages have versions and configurations like other standard software that may affect how code runs.</text:p>
      <text:h text:style-name="Heading_20_2" text:outline-level="2"><text:bookmark-start text:name="__RefHeading___Toc4706_1116946967"/>Complied Languages<text:bookmark-end text:name="__RefHeading___Toc4706_1116946967"/></text:h>
      <text:p text:style-name="P32">Complied languages take your code written in a text file and put them through a compiler that outputs machine code. This application will then run on the specific operating system it was complied for.</text:p>
      <text:h text:style-name="Heading_20_3" text:outline-level="3"><text:bookmark-start text:name="__RefHeading___Toc4708_1116946967"/>Porting Code<text:bookmark-end text:name="__RefHeading___Toc4708_1116946967"/></text:h>
      <text:p text:style-name="P32">Porting code is the act of taking an application written for one operating system and compiling so that it will work on a different one.</text:p>
      <text:h text:style-name="Heading_20_2" text:outline-level="2"><text:bookmark-start text:name="__RefHeading___Toc4710_1116946967"/>Java and .NET Runtime<text:bookmark-end text:name="__RefHeading___Toc4710_1116946967"/></text:h>
      <text:p text:style-name="P32">With Java and .NET you can install the runtime on whichever operating system, and then code written for the runtime will run on that computer.</text:p>
      <text:h text:style-name="Heading_20_2" text:outline-level="2"><text:bookmark-start text:name="__RefHeading___Toc5071_1116946967"/>Languages<text:bookmark-end text:name="__RefHeading___Toc5071_1116946967"/></text:h>
      <text:list text:style-name="L3">
        <text:list-item>
          <text:p text:style-name="P33">Python</text:p>
        </text:list-item>
        <text:list-item>
          <text:p text:style-name="P33">Javascript</text:p>
        </text:list-item>
        <text:list-item>
          <text:p text:style-name="P33">C#</text:p>
        </text:list-item>
        <text:list-item>
          <text:p text:style-name="P33">PHP</text:p>
        </text:list-item>
        <text:list-item>
          <text:p text:style-name="P33">Java</text:p>
        </text:list-item>
        <text:list-item>
          <text:p text:style-name="P33">Swift</text:p>
        </text:list-item>
      </text:list>
      <text:h text:style-name="Heading_20_2" text:outline-level="2"><text:bookmark-start text:name="__RefHeading___Toc5073_1116946967"/><text:span text:style-name="T8">How Many Languages </text:span>Do You Need to Learn?<text:bookmark-end text:name="__RefHeading___Toc5073_1116946967"/></text:h>
      <text:p text:style-name="P34">To build projects you will need to learn multiple languages. For basic projects for Silicon Dojo you’ll need HTML, CSS, JavaScript, Python and SQL on top of understanding Linux.</text:p>
      <text:h text:style-name="P35" text:outline-level="1"><text:bookmark-start text:name="__RefHeading___Toc3419_1116946967 Copy 1"/><text:soft-page-break/>What are Tech Stacks<text:bookmark-end text:name="__RefHeading___Toc3419_1116946967 Copy 1"/></text:h>
      <text:p text:style-name="P34">Tech stacks are all of the technologies required for a project to work. Such as a LAMP stack which stands for Linux, Apache, MySQL and PHP. Or MERN which is MongoDB, Express, React and Node.</text:p>
      <text:p text:style-name="P34">Each technology has its own requirements so even if you are not responsible for a layer in the stack you project uses you should have an idea of it’s requirements and purposes.</text:p>
      <text:h text:style-name="Heading_20_2" text:outline-level="2"><text:bookmark-start text:name="__RefHeading___Toc3421_1116946967 Copy 1"/>Front End <text:span text:style-name="T9">Developer</text:span><text:bookmark-end text:name="__RefHeading___Toc3421_1116946967 Copy 1"/></text:h>
      <text:p text:style-name="P34">Front End Developers focus on building the User Interface and work on User Experience (UI/UX). They will code in Javascript, and use front end frameworks. Their code takes the data from the user and sends it to the back end for processing. The back end systems will then send data to the front end to format and dicplay.</text:p>
      <text:h text:style-name="Heading_20_2" text:outline-level="2"><text:bookmark-start text:name="__RefHeading___Toc5075_1116946967"/>Back End <text:span text:style-name="T9">Developer</text:span><text:bookmark-end text:name="__RefHeading___Toc5075_1116946967"/></text:h>
      <text:p text:style-name="P34">Back End developers focus on the code that runs on the servers. <text:s/>The code will take data from the user, will make requests of API’s and interact with databases and filestores.</text:p>
      <text:h text:style-name="Heading_20_2" text:outline-level="2"><text:bookmark-start text:name="__RefHeading___Toc5077_1116946967"/>Full Stack <text:span text:style-name="T9">Developer</text:span><text:bookmark-end text:name="__RefHeading___Toc5077_1116946967"/></text:h>
      <text:p text:style-name="P34">Full Stack Developers understand and can work on the whole stack. It would be recommended to have at least the basic skills to be able to develop for the full stack.</text:p>
      <text:h text:style-name="Heading_20_2" text:outline-level="2"><text:bookmark-start text:name="__RefHeading___Toc5079_1116946967"/>Systems Administrators<text:bookmark-end text:name="__RefHeading___Toc5079_1116946967"/></text:h>
      <text:p text:style-name="P34">System Administrators manage and maintain the servers and systems that the back end code will run on. They will control allocation of hardware resources and security permissions.</text:p>
      <text:h text:style-name="Heading_20_2" text:outline-level="2"><text:bookmark-start text:name="__RefHeading___Toc5081_1116946967"/>Database <text:span text:style-name="T10">Administrators</text:span><text:bookmark-end text:name="__RefHeading___Toc5081_1116946967"/></text:h>
      <text:p text:style-name="P36">DBA’s focus on managing the database systems. These can be huge, complex systems that require their own care and feedig.</text:p>
      <text:p text:style-name="P34"/>
      <text:h text:style-name="P31" text:outline-level="1"><text:bookmark-start text:name="__RefHeading___Toc3253_1116946967"/>IDE<text:bookmark-end text:name="__RefHeading___Toc3253_1116946967"/></text:h>
      <text:p text:style-name="P36">IDE’s stand for Integrated Development Environment. <text:s/>This is software specifically designed to write code the way Word is designed to write a term paper.</text:p>
      <text:p text:style-name="P36">Many coders now use VSCode because it is free, very good and can be extended to with a large library of extensions.</text:p>
      <text:h text:style-name="P31" text:outline-level="1" text:is-list-header="true"><text:bookmark-start text:name="__RefHeading___Toc3255_1116946967"/><text:soft-page-break/>Frameworks<text:bookmark-end text:name="__RefHeading___Toc3255_1116946967"/></text:h>
      <text:p text:style-name="P36"><text:bookmark-start text:name="__RefHeading___Toc3257_1116946967"/>Frameworks are large libraries of code that can be used to add extensive functionality to a programming language.<text:bookmark-end text:name="__RefHeading___Toc3257_1116946967"/></text:p>
      <text:list text:style-name="L4">
        <text:list-item>
          <text:p text:style-name="P37">OpenCV – Adds computer vision and image manipulation capabilities to Python</text:p>
        </text:list-item>
        <text:list-item>
          <text:p text:style-name="P37">Django – Adds the ability to create sophisticated Web Applications to Python</text:p>
        </text:list-item>
        <text:list-item>
          <text:p text:style-name="P37">tKinter – Adds the ability to create GUI desktop applications to Python</text:p>
        </text:list-item>
        <text:list-item>
          <text:p text:style-name="P37">React – Adds the ability to create front end interfaces easily with Javascript</text:p>
        </text:list-item>
      </text:list>
      <text:p text:style-name="P36">Frameworks can be more complicated to learn than the foundation language it’s built on.</text:p>
      <text:h text:style-name="Heading_20_1" text:outline-level="1"><text:bookmark-start text:name="__RefHeading___Toc3523_1116946967"/>API’s<text:bookmark-end text:name="__RefHeading___Toc3523_1116946967"/></text:h>
      <text:p text:style-name="P36"><text:bookmark-start text:name="__RefHeading___Toc3678_1116946967"/>API’s or Application Programming Interfaces allow your code to access other vendors services to integrate into your project. OpenAI API allows you to add AI functionality to your code, but have the AI model run on their systems. Twilio allows you to be able to send and receive text messages in your code.<text:bookmark-end text:name="__RefHeading___Toc3678_1116946967"/></text:p>
      <text:h text:style-name="Heading_20_2" text:outline-level="2"><text:bookmark-start text:name="__RefHeading___Toc5141_1116946967"/>SOA – Service Oriented Architecture<text:bookmark-end text:name="__RefHeading___Toc5141_1116946967"/></text:h>
      <text:p text:style-name="P36">SOA is a systems architecture design where applications are built so that services are provided through API’s and that vendors can be changed easily if needed.</text:p>
      <text:h text:style-name="P38" text:outline-level="1"><text:bookmark-start text:name="__RefHeading___Toc3525_1116946967"/>Architecture<text:bookmark-end text:name="__RefHeading___Toc3525_1116946967"/></text:h>
      <text:h text:style-name="Heading_20_2" text:outline-level="2"><text:bookmark-start text:name="__RefHeading___Toc5203_1116946967"/>Platform<text:bookmark-end text:name="__RefHeading___Toc5203_1116946967"/></text:h>
      <text:p text:style-name="P39">What platform or OS will your product be running on?</text:p>
      <text:h text:style-name="Heading_20_2" text:outline-level="2"><text:bookmark-start text:name="__RefHeading___Toc3527_1116946967"/>File Stores<text:bookmark-end text:name="__RefHeading___Toc3527_1116946967"/></text:h>
      <text:p text:style-name="P39">File Stores are where you will be saving data. You need to think about scalability, cost, speed and security for determining where your data should be stored.</text:p>
      <text:h text:style-name="Heading_20_2" text:outline-level="2"><text:bookmark-start text:name="__RefHeading___Toc3529_1116946967"/>Databases<text:bookmark-end text:name="__RefHeading___Toc3529_1116946967"/></text:h>
      <text:p text:style-name="P39">Databases store records.</text:p>
      <text:h text:style-name="Heading_20_3" text:outline-level="3"><text:soft-page-break/>Relational Databases</text:h>
      <text:p text:style-name="P39">Relational databases use tables to store specific types of data. Using a JOIN command you can join multiple tables together for a SQL Statement.</text:p>
      <text:p text:style-name="P39">So you can have a PART table and a vendor table. The VENDOR table will contain the names, addresses, phone numbers, etc of vendors. <text:s/>The PART table will then reference the VENDOR with a simple ID so that each table only contains specific information.</text:p>
      <text:p text:style-name="P39">Relational Database Schemas can be modified after creation, but it is a dangerous operation for the data.</text:p>
      <text:p text:style-name="P39">Relational Databases are ACID compliant. (Atomic, Consistent, Isolated, Durable)</text:p>
      <text:h text:style-name="Heading_20_3" text:outline-level="3">NoSQL Databases</text:h>
      <text:p text:style-name="P39">NoSQL Databases do not require schemas and are much easier to scale than Relatinbal Databases.</text:p>
      <text:p text:style-name="P39">NoSQL Databases are BASE compliant. (Basically Available, Soft State, Eventual Consistency)</text:p>
      <text:h text:style-name="Heading_20_1" text:outline-level="1"><text:bookmark-start text:name="__RefHeading___Toc3823_1116946967"/>Networking<text:bookmark-end text:name="__RefHeading___Toc3823_1116946967"/></text:h>
      <text:p text:style-name="P39">Especially with AI systems you should think if standard TCP/IPv4 is appropriate for your project. <text:s/>You can now easily add SMS modules to computers, or even LORAN radio systems.</text:p>
      <text:p text:style-name="P40"><text:span text:style-name="T11">Beyond that you could even use computer vision to do some sort of </text:span><text:span text:style-name="T12">visual communication.</text:span></text:p>
      <text:h text:style-name="P41" text:outline-level="1" text:is-list-header="true"><text:bookmark-start text:name="__RefHeading___Toc4541_1116946967"/><text:span text:style-name="T13">Development Process</text:span><text:bookmark-end text:name="__RefHeading___Toc4541_1116946967"/></text:h>
      <text:p text:style-name="P42">The most important component of the development process is validating that what you are building will be used by the end user. Many times technology professionals misunderstand the users problems, or downplay actual pain points for systems. During the development process you should be communicating with vested interests and integrating their feedback into your product.</text:p>
      <text:h text:style-name="P43" text:outline-level="2"><text:bookmark-start text:name="__RefHeading___Toc5083_1116946967"/>Wire Framing<text:bookmark-end text:name="__RefHeading___Toc5083_1116946967"/></text:h>
      <text:p text:style-name="P42">Wire Framing is the act of drawing out what an application should look like, and how the use<text:span text:style-name="T14">r</text:span> flow should work. You can literally wire frame using pen and paper, or use more sophisticated tools like Figma.</text:p>
      <text:h text:style-name="Heading_20_2" text:outline-level="2"><text:bookmark-start text:name="__RefHeading___Toc5205_1116946967"/>Pseudocode<text:bookmark-end text:name="__RefHeading___Toc5205_1116946967"/></text:h>
      <text:p text:style-name="P44"><text:span text:style-name="T15">Psuedocode is when you write out in plain language what you want code to do in your IDE so that you can understand the flow of your script. This will allow you to understand what functionality you need out of a programming language, and then be able to more easily write the real code.</text:span></text:p>
      <text:p text:style-name="P45"># get email addresses from databases</text:p>
      <text:p text:style-name="P45"><text:soft-page-break/># email each address</text:p>
      <text:p text:style-name="P45"># alert when finished and how many emails were sent</text:p>
      <text:p text:style-name="P45"/>
      <text:p text:style-name="P45"/>
      <text:p text:style-name="P45">email_list = db_select()</text:p>
      <text:p text:style-name="P45"/>
      <text:p text:style-name="P45">number = 0</text:p>
      <text:p text:style-name="P45">for email in email_list:</text:p>
      <text:p text:style-name="P45"><text:tab/>mail(email)</text:p>
      <text:p text:style-name="P45"><text:tab/>number += 1</text:p>
      <text:p text:style-name="P45"/>
      <text:p text:style-name="P45">print(f’{number} emails sent’)</text:p>
      <text:p text:style-name="P45"/>
      <text:h text:style-name="Heading_20_2" text:outline-level="2"><text:bookmark-start text:name="__RefHeading___Toc4543_1116946967"/>Prototype<text:bookmark-end text:name="__RefHeading___Toc4543_1116946967"/></text:h>
      <text:p text:style-name="P42">A prototype is a functional version of what you are trying to build generally without a focus on security that is used to validate the idea.</text:p>
      <text:h text:style-name="Heading_20_2" text:outline-level="2"><text:bookmark-start text:name="__RefHeading___Toc4545_1116946967"/>Rapid Prototyping<text:bookmark-end text:name="__RefHeading___Toc4545_1116946967"/></text:h>
      <text:p text:style-name="P46"><text:span text:style-name="T8">The idea with rapid prototyping is to quickly iterate on your project and continuously get feedback about the changes.</text:span></text:p>
      <text:h text:style-name="Heading_20_2" text:outline-level="2"><text:bookmark-start text:name="__RefHeading___Toc4547_1116946967"/>MVP – Minimum Viable Product<text:bookmark-end text:name="__RefHeading___Toc4547_1116946967"/></text:h>
      <text:p text:style-name="P42">The MVP is the minimum product that is required in order to get “real” users. Security should be robust and the system should be reliable. <text:s/>This product will contain the fewest number of features that a customer would need to decide if your product is worthwhile.</text:p>
      <text:p text:style-name="P47"/>
      <text:h text:style-name="P48" text:outline-level="1"><text:bookmark-start text:name="__RefHeading___Toc3837_1116946967"/>“<text:span text:style-name="T16">AI”</text:span><text:bookmark-end text:name="__RefHeading___Toc3837_1116946967"/></text:h>
      <text:h text:style-name="Heading_20_2" text:outline-level="2">LLM’<text:span text:style-name="T15">s </text:span><text:span text:style-name="T17">and Models</text:span></text:h>
      <text:p text:style-name="P49">LLM’s or “models” provide a natural language component to your projects.</text:p>
      <text:list text:style-name="L5">
        <text:list-item>
          <text:p text:style-name="P50">Multimodal Model – <text:span text:style-name="T17">are trained on multi media</text:span></text:p>
        </text:list-item>
        <text:list-item>
          <text:p text:style-name="P50">Reasoning Model</text:p>
        </text:list-item>
        <text:list-item>
          <text:p text:style-name="P50">Mixture of Experts</text:p>
        </text:list-item>
      </text:list>
      <text:h text:style-name="Heading_20_3" text:outline-level="3">Tokens</text:h>
      <text:p text:style-name="P51">Tokens are the standard measurement when using Models. <text:s/>A token is a word, part of word or symbol. <text:s/>1000 tokens equals approx. 750 words.</text:p>
      <text:h text:style-name="Heading_20_3" text:outline-level="3">Model Sizes</text:h>
      <text:p text:style-name="P51">Model sizes in billions or millions of parameters show how much data the model was trained on. He larger the model the more information it knows, but the more resources it will require to run.</text:p>
      <text:h text:style-name="Heading_20_3" text:outline-level="3">Quantization</text:h>
      <text:p text:style-name="P51">Quantization is the process of compressing Models. Non quantized models are at 32-bit floating point. <text:s/>These can be compressed to 16,8,4,2. Essentially precision is decreased to increase speed.</text:p>
      <text:h text:style-name="Heading_20_2" text:outline-level="2">Prompt Engineering</text:h>
      <text:p text:style-name="P49">Prompt Engineering involves learning how to write prompts so that the Model gives the best responses. <text:s/>Simple word choice or formatting of text can change results.</text:p>
      <text:p text:style-name="P49">Knowing what the Model will be best at is important. Some Models can write XML better than JSON because they were trained on it more. (RSS Feeds)</text:p>
      <text:h text:style-name="Heading_20_2" text:outline-level="2">Context Engineering</text:h>
      <text:p text:style-name="P49">Context Engineering is how you obtain all of the data that is submitted to a Model in a prompt. So database calls for additional information, or REST API’s responses are added to the Context Window to help th Model answer the query.</text:p>
      <text:h text:style-name="Heading_20_2" text:outline-level="2">RAG – <text:span text:style-name="T15">Retrieval Augmented Generation</text:span></text:h>
      <text:p text:style-name="P51">RAG is the process of selecting data from a vector database that might be useful for a model to answer a query.</text:p>
      <text:h text:style-name="Heading_20_3" text:outline-level="3"><text:soft-page-break/>Vector Databases</text:h>
      <text:p text:style-name="P51">For Vector Databases you create Embeddings from Chunks of data.</text:p>
      <text:p text:style-name="P51">You take the files that you want your Model to use to answer queries. You then “chunk” those files into smaller parts generally 300-500 tokens in size. </text:p>
      <text:p text:style-name="P51">You then run an embedding algorithm on each chunk. You receive an embedding value and then store the chunk and embedding into the vector database.</text:p>
      <text:p text:style-name="P51">When a user makes a query the RAG system will determine which chunks might be relevant to answer the query and will select the proper chunks so that they can be added to the context window.</text:p>
      <text:p text:style-name="P52"/>
      <text:h text:style-name="Heading_20_2" text:outline-level="2">Local vs API</text:h>
      <text:p text:style-name="P52"/>
      <text:h text:style-name="Heading_20_2" text:outline-level="2">Speed of Change</text:h>
      <text:p text:style-name="P51">AI is not a “mature” stack. Things actually change very quickly and so even systems that are running fine should be upgraded and maintained to ensure they are up to current standards.</text:p>
      <text:p text:style-name="P53"/>
      <text:h text:style-name="Heading_20_2" text:outline-level="2">Would an If/Else Work?</text:h>
      <text:p text:style-name="P54">Focus on providing value to the end user, and reducing the cost of resource utilization. Many times if/else statements will provide faster and better results than an LLM.</text:p>
      <text:h text:style-name="Heading_20_2" text:outline-level="2">SQL and AI</text:h>
      <text:p text:style-name="P51">Find the most resource appropriate way to get answers from your “AI” system. <text:s/>Should you select all data from a database and then have an LLM parse it, or provide the LLM the Schema of your database and your request and have it find the appropriate SQL statement?</text:p>
      <text:p text:style-name="P53"/>
      <text:p text:style-name="P55">MCP’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cccccc"/>
      <style:paragraph-properties fo:margin-top="0.1665in" fo:margin-bottom="0.0835in" style:contextual-spacing="false" fo:line-height="100%" style:page-number="auto" fo:background-color="#cccccc">
        <style:tab-stops/>
      </style:paragraph-properties>
      <style:text-properties fo:font-size="18pt" fo:font-weight="bold" fo:background-color="transparent"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DE" style:family="paragraph" style:parent-style-name="Preformatted_20_Text">
      <loext:graphic-properties draw:fill="solid" draw:fill-color="#eeeeee"/>
      <style:paragraph-properties fo:background-color="#eeeeee">
        <style:tab-stops/>
      </style:paragraph-properties>
    </style:style>
    <style:style style:name="Figur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MP1"><text:date style:data-style-name="N37" text:date-value="2026-01-20T11:05:33.702382631">01/20/26</text:date><text:tab/><text:tab/><text:bookmark-start text:name="PageNumWizard_FOOTER_Default Page Style21 Copy 1"/><text:page-number text:select-page="current">14</text:page-number> / <text:page-count>14</text:page-count><text:bookmark-end text:name="PageNumWizard_FOOTER_Default Page Style21 Copy 1"/><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9T09:41:14.573007109</meta:creation-date>
    <meta:editing-duration>PT2H24M59S</meta:editing-duration>
    <meta:editing-cycles>16</meta:editing-cycles>
    <meta:generator>LibreOffice/24.8.4.2$MacOSX_AARCH64 LibreOffice_project/bb3cfa12c7b1bf994ecc5649a80400d06cd71002</meta:generator>
    <dc:title>SD In Person Class</dc:title>
    <dc:date>2026-01-20T11:05:33.657686937</dc:date>
    <meta:document-statistic meta:table-count="0" meta:image-count="0" meta:object-count="0" meta:page-count="14" meta:paragraph-count="260" meta:word-count="3231" meta:character-count="18596" meta:non-whitespace-character-count="15598"/>
  </office:meta>
</office:document-meta>
</file>